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Sea</mi>
            <mrow>
              <mi>n</mi>
              <mo stretchy="false">=</mo>
              <mrow>
                <msubsup>
                  <mi mathvariant="italic">pr</mi>
                  <mn>1</mn>
                  <msub>
                    <mi mathvariant="italic">pot</mi>
                    <mn>1</mn>
                  </msub>
                </msubsup>
                <mo stretchy="false">∗</mo>
                <msubsup>
                  <mi mathvariant="italic">pr</mi>
                  <mn>2</mn>
                  <msub>
                    <mi mathvariant="italic">pot</mi>
                    <mn>2</mn>
                  </msub>
                </msubsup>
                <mo stretchy="false">∗</mo>
                <msubsup>
                  <mi mathvariant="italic">pr</mi>
                  <mn>3</mn>
                  <msub>
                    <mi mathvariant="italic">pot</mi>
                    <mn>3</mn>
                  </msub>
                </msubsup>
                <mo stretchy="false">∗</mo>
                <mn>...</mn>
                <mo stretchy="false">∗</mo>
                <msubsup>
                  <mi mathvariant="italic">pr</mi>
                  <mi>m</mi>
                  <msub>
                    <mi mathvariant="italic">pot</mi>
                    <mi>m</mi>
                  </msub>
                </msubsup>
              </mrow>
            </mrow>
          </mrow>
        </mtd>
      </mtr>
      <mtr>
        <mtd>
          <mrow>
            <mi mathvariant="italic">Sea</mi>
            <mrow>
              <mi>d</mi>
              <mo stretchy="false">=</mo>
              <mrow>
                <msubsup>
                  <mi mathvariant="italic">pr</mi>
                  <mn>1</mn>
                  <msub>
                    <mi>a</mi>
                    <mn>1</mn>
                  </msub>
                </msubsup>
                <mo stretchy="false">∗</mo>
                <msubsup>
                  <mi mathvariant="italic">pr</mi>
                  <mn>2</mn>
                  <msub>
                    <mi>a</mi>
                    <mn>2</mn>
                  </msub>
                </msubsup>
                <mo stretchy="false">∗</mo>
                <msubsup>
                  <mi mathvariant="italic">pr</mi>
                  <mn>3</mn>
                  <msub>
                    <mi>a</mi>
                    <mn>3</mn>
                  </msub>
                </msubsup>
                <mo stretchy="false">∗</mo>
                <mn>...</mn>
                <mo stretchy="false">∗</mo>
                <msubsup>
                  <mi mathvariant="italic">pr</mi>
                  <mi>m</mi>
                  <msub>
                    <mi>a</mi>
                    <mi>m</mi>
                  </msub>
                </msubsup>
              </mrow>
            </mrow>
          </mrow>
        </mtd>
      </mtr>
      <mtr>
        <mtd>
          <mrow>
            <mi mathvariant="italic">dado</mi>
            <mi mathvariant="italic">que</mi>
            <mrow>
              <msub>
                <mi>a</mi>
                <mi>i</mi>
              </msub>
              <mo stretchy="false">≤</mo>
              <msub>
                <mi mathvariant="italic">pot</mi>
                <mi>i</mi>
              </msub>
            </mrow>
          </mrow>
        </mtd>
      </mtr>
      <mtr>
        <mtd>
          <mrow/>
        </mtd>
      </mtr>
      <mtr>
        <mtd>
          <mrow>
            <mi mathvariant="italic">Se</mi>
            <mi mathvariant="italic">tiene</mi>
            <mi mathvariant="italic">que</mi>
            <msubsup>
              <mi mathvariant="italic">pr</mi>
              <mn>1</mn>
              <msub>
                <mi>a</mi>
                <mn>1</mn>
              </msub>
            </msubsup>
            <mi mathvariant="italic">es</mi>
            <mi mathvariant="italic">un</mi>
            <mi mathvariant="italic">divisor</mi>
            <mi mathvariant="italic">de</mi>
            <mi>'</mi>
            <mi>n</mi>
            <mi>'</mi>
            <mi>,</mi>
          </mrow>
        </mtd>
      </mtr>
      <mtr>
        <mtd>
          <mrow>
            <mrow>
              <msubsup>
                <mi mathvariant="italic">pr</mi>
                <mn>1</mn>
                <msub>
                  <mi>a</mi>
                  <mn>1</mn>
                </msub>
              </msubsup>
              <mo stretchy="false">∗</mo>
              <msubsup>
                <mi mathvariant="italic">pr</mi>
                <mn>2</mn>
                <msub>
                  <mi>a</mi>
                  <mn>2</mn>
                </msub>
              </msubsup>
            </mrow>
            <mi mathvariant="italic">es</mi>
            <mi mathvariant="italic">otro</mi>
            <mi mathvariant="italic">divisor</mi>
            <mi mathvariant="italic">de</mi>
            <mi>'</mi>
            <mi>n</mi>
            <mi>'</mi>
            <mi>,</mi>
          </mrow>
        </mtd>
      </mtr>
      <mtr>
        <mtd>
          <mrow>
            <mrow>
              <msubsup>
                <mi mathvariant="italic">pr</mi>
                <mn>1</mn>
                <msub>
                  <mi>a</mi>
                  <mn>1</mn>
                </msub>
              </msubsup>
              <mo stretchy="false">∗</mo>
              <msubsup>
                <mi mathvariant="italic">pr</mi>
                <mn>2</mn>
                <msub>
                  <mi>a</mi>
                  <mn>2</mn>
                </msub>
              </msubsup>
              <mo stretchy="false">∗</mo>
              <msubsup>
                <mi mathvariant="italic">pr</mi>
                <mn>3</mn>
                <msub>
                  <mi>a</mi>
                  <mn>3</mn>
                </msub>
              </msubsup>
            </mrow>
            <mi mathvariant="italic">es</mi>
            <mi mathvariant="italic">otro</mi>
            <mi mathvariant="italic">divisor</mi>
            <mi mathvariant="italic">de</mi>
            <mi>'</mi>
            <mi>n</mi>
            <mi>'</mi>
            <mi>,</mi>
          </mrow>
        </mtd>
      </mtr>
      <mtr>
        <mtd>
          <mn>...</mn>
        </mtd>
      </mtr>
      <mtr>
        <mtd>
          <mrow>
            <mi>y</mi>
            <mi mathvariant="italic">por</mi>
            <mi mathvariant="italic">último</mi>
            <mi>,</mi>
            <mrow>
              <msubsup>
                <mi mathvariant="italic">pr</mi>
                <mn>1</mn>
                <msub>
                  <mi>a</mi>
                  <mn>1</mn>
                </msub>
              </msubsup>
              <mo stretchy="false">∗</mo>
              <msubsup>
                <mi mathvariant="italic">pr</mi>
                <mn>2</mn>
                <msub>
                  <mi>a</mi>
                  <mn>2</mn>
                </msub>
              </msubsup>
              <mo stretchy="false">∗</mo>
              <msubsup>
                <mi mathvariant="italic">pr</mi>
                <mn>3</mn>
                <msub>
                  <mi>a</mi>
                  <mn>3</mn>
                </msub>
              </msubsup>
              <mo stretchy="false">∗</mo>
              <mn>...</mn>
              <mo stretchy="false">∗</mo>
              <msubsup>
                <mi mathvariant="italic">pr</mi>
                <mi>m</mi>
                <msub>
                  <mi>a</mi>
                  <mi>m</mi>
                </msub>
              </msubsup>
            </mrow>
            <mi mathvariant="italic">es</mi>
            <mi mathvariant="italic">otro</mi>
            <mi mathvariant="italic">divisor</mi>
            <mi mathvariant="italic">de</mi>
            <mi>'</mi>
            <mi>n</mi>
            <mi>'</mi>
          </mrow>
        </mtd>
      </mtr>
      <mtr>
        <mtd>
          <mrow/>
        </mtd>
      </mtr>
      <mtr>
        <mtd>
          <mrow>
            <mi mathvariant="italic">Por</mi>
            <mi mathvariant="italic">lo</mi>
            <mi mathvariant="italic">tanto</mi>
            <mi>,</mi>
            <mi>'</mi>
            <mi>d</mi>
            <mi>'</mi>
            <mi mathvariant="italic">es</mi>
            <mi mathvariant="italic">un</mi>
            <mi mathvariant="italic">divisor</mi>
            <mi mathvariant="italic">de</mi>
            <mi>'</mi>
            <mi>n</mi>
            <mi>'</mi>
          </mrow>
        </mtd>
      </mtr>
    </mtable>
    <annotation encoding="StarMath 5.0">Sea n = pr sub 1 ^{ pot sub 1 }*pr sub 2 ^{ pot sub 2 }*pr sub 3 ^{ pot sub 3 }*...*pr sub m ^{ pot sub m }
newline
Sea d = pr sub 1 ^{ a sub 1 }*pr sub 2 ^{ a sub 2 }*pr sub 3 ^{ a sub 3 }*...*pr sub m ^{ a sub m }
newline
dado que a sub i &lt;= pot sub i
newline
newline
Se tiene que pr sub 1 ^{ a sub 1 } es un divisor de 'n',
newline
pr sub 1 ^{ a sub 1 }*pr sub 2 ^{ a sub 2 } es otro divisor de 'n',
newline
pr sub 1 ^{ a sub 1 }*pr sub 2 ^{ a sub 2 }*pr sub 3 ^{ a sub 3 } es otro divisor de 'n',
newline
...
newline
y por último, pr sub 1 ^{ a sub 1 }*pr sub 2 ^{ a sub 2 }*pr sub 3 ^{ a sub 3 }*...*pr sub m ^{ a sub m } es otro divisor de 'n'
newline
newline
Por lo tanto, 'd' es un divisor de 'n'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08:09:28.651134290</meta:creation-date>
    <dc:date>2016-12-18T08:20:13.817963474</dc:date>
    <meta:editing-duration>PT10M46S</meta:editing-duration>
    <meta:editing-cycles>3</meta:editing-cycles>
    <meta:generator>LibreOffice/5.2.3.3$Linux_X86_64 LibreOffice_project/20$Build-3</meta:generator>
  </office:meta>
</office:document-meta>
</file>